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11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1.1236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0.661in"/>
    </style:style>
    <style:style style:name="co8" style:family="table-column">
      <style:table-column-properties fo:break-before="auto" style:column-width="0.3634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340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0.2457in"/>
    </style:style>
    <style:style style:name="co14" style:family="table-column">
      <style:table-column-properties fo:break-before="auto" style:column-width="0.7602in"/>
    </style:style>
    <style:style style:name="co15" style:family="table-column">
      <style:table-column-properties fo:break-before="auto" style:column-width="0.3575in"/>
    </style:style>
    <style:style style:name="co16" style:family="table-column">
      <style:table-column-properties fo:break-before="auto" style:column-width="0.2862in"/>
    </style:style>
    <style:style style:name="co17" style:family="table-column">
      <style:table-column-properties fo:break-before="auto" style:column-width="0.2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122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7697in" svg:y="13.0024in">
            <draw:object draw:notify-on-update-of-ranges="Sheet1.E69:Sheet1.E71 Sheet1.F68:Sheet1.F68 Sheet1.F69:Sheet1.F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3917in" svg:y="12.9902in">
            <draw:object draw:notify-on-update-of-ranges="Sheet1.J69:Sheet1.J71 Sheet1.L68:Sheet1.L68 Sheet1.L69:Sheet1.L71 Sheet1.J69:Sheet1.J71 Sheet1.N68:Sheet1.N68 Sheet1.N69:Sheet1.N71 Sheet1.J69:Sheet1.J71 Sheet1.P68:Sheet1.P68 Sheet1.P69:Sheet1.P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4.4449in" svg:y="13.0161in">
            <draw:object draw:notify-on-update-of-ranges="Sheet1.R69:Sheet1.R71 Sheet1.T68:Sheet1.T68 Sheet1.T69:Sheet1.T71 Sheet1.R69:Sheet1.R71 Sheet1.V68:Sheet1.V68 Sheet1.V69:Sheet1.V71 Sheet1.R69:Sheet1.R71 Sheet1.X68:Sheet1.X68 Sheet1.X69:Sheet1.X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Cross Validation Fold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k0 laplace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recision(pos)</text:p>
          </table:table-cell>
          <table:table-cell/>
          <table:table-cell office:value-type="string" calcext:value-type="string">
            <text:p>Recall(pos)</text:p>
          </table:table-cell>
          <table:table-cell/>
          <table:table-cell office:value-type="string" calcext:value-type="string">
            <text:p>F1 score (pos)</text:p>
          </table:table-cell>
          <table:table-cell table:number-columns-repeated="3"/>
          <table:table-cell office:value-type="string" calcext:value-type="string">
            <text:p>Precision(neg)</text:p>
          </table:table-cell>
          <table:table-cell/>
          <table:table-cell office:value-type="string" calcext:value-type="string">
            <text:p>Recall(neg)</text:p>
          </table:table-cell>
          <table:table-cell/>
          <table:table-cell office:value-type="string" calcext:value-type="string">
            <text:p>F1 score (neg)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397" calcext:value-type="float">
            <text:p>397</text:p>
          </table:table-cell>
          <table:table-cell table:formula="of:=SUM([.F4:.G4])" office:value-type="float" office:value="1760" calcext:value-type="float">
            <text:p>1760</text:p>
          </table:table-cell>
          <table:table-cell/>
          <table:table-cell table:formula="of:=([.F4]+[.G5])/[.H6]" office:value-type="float" office:value="0.771806415306697" calcext:value-type="float">
            <text:p>0.7718064153</text:p>
          </table:table-cell>
          <table:table-cell/>
          <table:table-cell table:formula="of:=[.F4]/([.F4]+[.G4])" office:value-type="float" office:value="0.774431818181818" calcext:value-type="float">
            <text:p>0.7744318182</text:p>
          </table:table-cell>
          <table:table-cell/>
          <table:table-cell table:formula="of:=[.F4]/([.F4]+[.F5])" office:value-type="float" office:value="0.76702307259426" calcext:value-type="float">
            <text:p>0.7670230726</text:p>
          </table:table-cell>
          <table:table-cell/>
          <table:table-cell table:formula="of:=2*[.L4]*[.N4]/([.L4]+[.N4])" office:value-type="float" office:value="0.770709640938649" calcext:value-type="float">
            <text:p>0.7707096409</text:p>
          </table:table-cell>
          <table:table-cell table:number-columns-repeated="3"/>
          <table:table-cell table:formula="of:=[.G5]/([.F5]+[.G5])" office:value-type="float" office:value="0.769230769230769" calcext:value-type="float">
            <text:p>0.7692307692</text:p>
          </table:table-cell>
          <table:table-cell/>
          <table:table-cell table:formula="of:=[.G5]/([.G5]+[.G4])" office:value-type="float" office:value="0.776589758019133" calcext:value-type="float">
            <text:p>0.776589758</text:p>
          </table:table-cell>
          <table:table-cell/>
          <table:table-cell table:formula="of:=2*[.T4]*[.V4]/([.T4]+[.V4])" office:value-type="float" office:value="0.772892747129656" calcext:value-type="float">
            <text:p>0.7728927471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380" calcext:value-type="float">
            <text:p>1380</text:p>
          </table:table-cell>
          <table:table-cell table:formula="of:=SUM([.F5:.G5])" office:value-type="float" office:value="1794" calcext:value-type="float">
            <text:p>1794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4:.F5])" office:value-type="float" office:value="1777" calcext:value-type="float">
            <text:p>1777</text:p>
          </table:table-cell>
          <table:table-cell table:formula="of:=SUM([.G4:.G5])" office:value-type="float" office:value="1777" calcext:value-type="float">
            <text:p>1777</text:p>
          </table:table-cell>
          <table:table-cell table:formula="of:=SUM([.F6:.G6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55" calcext:value-type="float">
            <text:p>1355</text:p>
          </table:table-cell>
          <table:table-cell table:style-name="ce1" office:value-type="float" office:value="411" calcext:value-type="float">
            <text:p>411</text:p>
          </table:table-cell>
          <table:table-cell table:formula="of:=SUM([.F10:.G10])" office:value-type="float" office:value="1766" calcext:value-type="float">
            <text:p>1766</text:p>
          </table:table-cell>
          <table:table-cell/>
          <table:table-cell table:formula="of:=([.F10]+[.G11])/[.H12]" office:value-type="float" office:value="0.765616207090602" calcext:value-type="float">
            <text:p>0.7656162071</text:p>
          </table:table-cell>
          <table:table-cell/>
          <table:table-cell table:formula="of:=[.F10]/([.F10]+[.G10])" office:value-type="float" office:value="0.76727066817667" calcext:value-type="float">
            <text:p>0.7672706682</text:p>
          </table:table-cell>
          <table:table-cell/>
          <table:table-cell table:formula="of:=[.F10]/([.F10]+[.F11])" office:value-type="float" office:value="0.762521102982555" calcext:value-type="float">
            <text:p>0.762521103</text:p>
          </table:table-cell>
          <table:table-cell/>
          <table:table-cell table:formula="of:=2*[.L10]*[.N10]/([.L10]+[.N10])" office:value-type="float" office:value="0.764888512559977" calcext:value-type="float">
            <text:p>0.7648885126</text:p>
          </table:table-cell>
          <table:table-cell table:number-columns-repeated="3"/>
          <table:table-cell table:formula="of:=[.G11]/([.F11]+[.G11])" office:value-type="float" office:value="0.763982102908277" calcext:value-type="float">
            <text:p>0.7639821029</text:p>
          </table:table-cell>
          <table:table-cell/>
          <table:table-cell table:formula="of:=[.G11]/([.G11]+[.G10])" office:value-type="float" office:value="0.768711311198649" calcext:value-type="float">
            <text:p>0.7687113112</text:p>
          </table:table-cell>
          <table:table-cell/>
          <table:table-cell table:formula="of:=2*[.T10]*[.V10]/([.T10]+[.V10])" office:value-type="float" office:value="0.766339410939692" calcext:value-type="float">
            <text:p>0.7663394109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1366" calcext:value-type="float">
            <text:p>1366</text:p>
          </table:table-cell>
          <table:table-cell table:formula="of:=SUM([.F11:.G11])" office:value-type="float" office:value="1788" calcext:value-type="float">
            <text:p>1788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10:.F11])" office:value-type="float" office:value="1777" calcext:value-type="float">
            <text:p>1777</text:p>
          </table:table-cell>
          <table:table-cell table:formula="of:=SUM([.G10:.G11])" office:value-type="float" office:value="1777" calcext:value-type="float">
            <text:p>1777</text:p>
          </table:table-cell>
          <table:table-cell table:formula="of:=SUM([.F12:.G12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73" calcext:value-type="float">
            <text:p>1373</text:p>
          </table:table-cell>
          <table:table-cell table:style-name="ce1" office:value-type="float" office:value="372" calcext:value-type="float">
            <text:p>372</text:p>
          </table:table-cell>
          <table:table-cell table:formula="of:=SUM([.F16:.G16])" office:value-type="float" office:value="1745" calcext:value-type="float">
            <text:p>1745</text:p>
          </table:table-cell>
          <table:table-cell/>
          <table:table-cell table:formula="of:=([.F16]+[.G17])/[.H18]" office:value-type="float" office:value="0.781654473832302" calcext:value-type="float">
            <text:p>0.7816544738</text:p>
          </table:table-cell>
          <table:table-cell/>
          <table:table-cell table:formula="of:=[.F16]/([.F16]+[.G16])" office:value-type="float" office:value="0.786819484240688" calcext:value-type="float">
            <text:p>0.7868194842</text:p>
          </table:table-cell>
          <table:table-cell/>
          <table:table-cell table:formula="of:=[.F16]/([.F16]+[.F17])" office:value-type="float" office:value="0.772650534608891" calcext:value-type="float">
            <text:p>0.7726505346</text:p>
          </table:table-cell>
          <table:table-cell/>
          <table:table-cell table:formula="of:=2*[.L16]*[.N16]/([.L16]+[.N16])" office:value-type="float" office:value="0.779670641680863" calcext:value-type="float">
            <text:p>0.7796706417</text:p>
          </table:table-cell>
          <table:table-cell table:number-columns-repeated="3"/>
          <table:table-cell table:formula="of:=[.G17]/([.F17]+[.G17])" office:value-type="float" office:value="0.776672194582642" calcext:value-type="float">
            <text:p>0.7766721946</text:p>
          </table:table-cell>
          <table:table-cell/>
          <table:table-cell table:formula="of:=[.G17]/([.G17]+[.G16])" office:value-type="float" office:value="0.790658413055712" calcext:value-type="float">
            <text:p>0.7906584131</text:p>
          </table:table-cell>
          <table:table-cell/>
          <table:table-cell table:formula="of:=2*[.T16]*[.V16]/([.T16]+[.V16])" office:value-type="float" office:value="0.783602900167317" calcext:value-type="float">
            <text:p>0.7836029002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1405" calcext:value-type="float">
            <text:p>1405</text:p>
          </table:table-cell>
          <table:table-cell table:formula="of:=SUM([.F17:.G17])" office:value-type="float" office:value="1809" calcext:value-type="float">
            <text:p>1809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16:.F17])" office:value-type="float" office:value="1777" calcext:value-type="float">
            <text:p>1777</text:p>
          </table:table-cell>
          <table:table-cell table:formula="of:=SUM([.G16:.G17])" office:value-type="float" office:value="1777" calcext:value-type="float">
            <text:p>1777</text:p>
          </table:table-cell>
          <table:table-cell table:formula="of:=SUM([.F18:.G18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formula="of:=SUM([.J4];[.J10];[.J16])/3" office:value-type="float" office:value="0.7730256987432" calcext:value-type="float">
            <text:p>0.7730256987</text:p>
          </table:table-cell>
          <table:table-cell/>
          <table:table-cell table:formula="of:=SUM([.L4];[.L10];[.L16])/3" office:value-type="float" office:value="0.776173990199725" calcext:value-type="float">
            <text:p>0.7761739902</text:p>
          </table:table-cell>
          <table:table-cell/>
          <table:table-cell table:formula="of:=SUM([.N4];[.N10];[.N16])/3" office:value-type="float" office:value="0.767398236728569" calcext:value-type="float">
            <text:p>0.7673982367</text:p>
          </table:table-cell>
          <table:table-cell/>
          <table:table-cell table:formula="of:=SUM([.P4];[.P10];[.P16])/3" office:value-type="float" office:value="0.77175626505983" calcext:value-type="float">
            <text:p>0.7717562651</text:p>
          </table:table-cell>
          <table:table-cell table:number-columns-repeated="3"/>
          <table:table-cell table:formula="of:=SUM([.T4];[.T10];[.T16])/3" office:value-type="float" office:value="0.76996168890723" calcext:value-type="float">
            <text:p>0.7699616889</text:p>
          </table:table-cell>
          <table:table-cell/>
          <table:table-cell table:formula="of:=SUM([.V4];[.V10];[.V16])/3" office:value-type="float" office:value="0.778653160757832" calcext:value-type="float">
            <text:p>0.7786531608</text:p>
          </table:table-cell>
          <table:table-cell/>
          <table:table-cell table:formula="of:=SUM([.X4];[.X10];[.X16])/3" office:value-type="float" office:value="0.774278352745555" calcext:value-type="float">
            <text:p>0.7742783527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2">
          <table:table-cell office:value-type="string" calcext:value-type="string">
            <text:p>k1 laplace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recision(pos)</text:p>
          </table:table-cell>
          <table:table-cell/>
          <table:table-cell office:value-type="string" calcext:value-type="string">
            <text:p>Recall(pos)</text:p>
          </table:table-cell>
          <table:table-cell/>
          <table:table-cell office:value-type="string" calcext:value-type="string">
            <text:p>F1 score (pos)</text:p>
          </table:table-cell>
          <table:table-cell table:number-columns-repeated="3"/>
          <table:table-cell office:value-type="string" calcext:value-type="string">
            <text:p>Precision(neg)</text:p>
          </table:table-cell>
          <table:table-cell/>
          <table:table-cell office:value-type="string" calcext:value-type="string">
            <text:p>Recall(neg)</text:p>
          </table:table-cell>
          <table:table-cell/>
          <table:table-cell office:value-type="string" calcext:value-type="string">
            <text:p>F1 score (neg)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419" calcext:value-type="float">
            <text:p>1419</text:p>
          </table:table-cell>
          <table:table-cell table:style-name="ce1" office:value-type="float" office:value="603" calcext:value-type="float">
            <text:p>603</text:p>
          </table:table-cell>
          <table:table-cell table:formula="of:=SUM([.F25:.G25])" office:value-type="float" office:value="2022" calcext:value-type="float">
            <text:p>2022</text:p>
          </table:table-cell>
          <table:table-cell/>
          <table:table-cell table:formula="of:=([.F25]+[.G26])/[.H27]" office:value-type="float" office:value="0.729600450196961" calcext:value-type="float">
            <text:p>0.7296004502</text:p>
          </table:table-cell>
          <table:table-cell/>
          <table:table-cell table:formula="of:=[.F25]/([.F25]+[.G25])" office:value-type="float" office:value="0.701780415430267" calcext:value-type="float">
            <text:p>0.7017804154</text:p>
          </table:table-cell>
          <table:table-cell/>
          <table:table-cell table:formula="of:=[.F25]/([.F25]+[.F26])" office:value-type="float" office:value="0.798536859876196" calcext:value-type="float">
            <text:p>0.7985368599</text:p>
          </table:table-cell>
          <table:table-cell/>
          <table:table-cell table:formula="of:=2*[.L25]*[.N25]/([.L25]+[.N25])" office:value-type="float" office:value="0.747038694393261" calcext:value-type="float">
            <text:p>0.7470386944</text:p>
          </table:table-cell>
          <table:table-cell table:number-columns-repeated="3"/>
          <table:table-cell table:formula="of:=[.G26]/([.F26]+[.G26])" office:value-type="float" office:value="0.766318537859008" calcext:value-type="float">
            <text:p>0.7663185379</text:p>
          </table:table-cell>
          <table:table-cell/>
          <table:table-cell table:formula="of:=[.G26]/([.G26]+[.G25])" office:value-type="float" office:value="0.660664040517727" calcext:value-type="float">
            <text:p>0.6606640405</text:p>
          </table:table-cell>
          <table:table-cell/>
          <table:table-cell table:formula="of:=2*[.T25]*[.V25]/([.T25]+[.V25])" office:value-type="float" office:value="0.709579933514657" calcext:value-type="float">
            <text:p>0.7095799335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1174" calcext:value-type="float">
            <text:p>1174</text:p>
          </table:table-cell>
          <table:table-cell table:formula="of:=SUM([.F26:.G26])" office:value-type="float" office:value="1532" calcext:value-type="float">
            <text:p>1532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25:.F26])" office:value-type="float" office:value="1777" calcext:value-type="float">
            <text:p>1777</text:p>
          </table:table-cell>
          <table:table-cell table:formula="of:=SUM([.G25:.G26])" office:value-type="float" office:value="1777" calcext:value-type="float">
            <text:p>1777</text:p>
          </table:table-cell>
          <table:table-cell table:formula="of:=SUM([.F27:.G27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float" office:value="561" calcext:value-type="float">
            <text:p>561</text:p>
          </table:table-cell>
          <table:table-cell table:formula="of:=SUM([.F31:.G31])" office:value-type="float" office:value="1922" calcext:value-type="float">
            <text:p>1922</text:p>
          </table:table-cell>
          <table:table-cell/>
          <table:table-cell table:formula="of:=([.F31]+[.G32])/[.H33]" office:value-type="float" office:value="0.725098480585256" calcext:value-type="float">
            <text:p>0.7250984806</text:p>
          </table:table-cell>
          <table:table-cell/>
          <table:table-cell table:formula="of:=[.F31]/([.F31]+[.G31])" office:value-type="float" office:value="0.708116545265349" calcext:value-type="float">
            <text:p>0.7081165453</text:p>
          </table:table-cell>
          <table:table-cell/>
          <table:table-cell table:formula="of:=[.F31]/([.F31]+[.F32])" office:value-type="float" office:value="0.765897580191334" calcext:value-type="float">
            <text:p>0.7658975802</text:p>
          </table:table-cell>
          <table:table-cell/>
          <table:table-cell table:formula="of:=2*[.L31]*[.N31]/([.L31]+[.N31])" office:value-type="float" office:value="0.735874560692079" calcext:value-type="float">
            <text:p>0.7358745607</text:p>
          </table:table-cell>
          <table:table-cell table:number-columns-repeated="3"/>
          <table:table-cell table:formula="of:=[.G32]/([.F32]+[.G32])" office:value-type="float" office:value="0.745098039215686" calcext:value-type="float">
            <text:p>0.7450980392</text:p>
          </table:table-cell>
          <table:table-cell/>
          <table:table-cell table:formula="of:=[.G32]/([.G32]+[.G31])" office:value-type="float" office:value="0.684299380979178" calcext:value-type="float">
            <text:p>0.684299381</text:p>
          </table:table-cell>
          <table:table-cell/>
          <table:table-cell table:formula="of:=2*[.T31]*[.V31]/([.T31]+[.V31])" office:value-type="float" office:value="0.713405690818422" calcext:value-type="float">
            <text:p>0.7134056908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1216" calcext:value-type="float">
            <text:p>1216</text:p>
          </table:table-cell>
          <table:table-cell table:formula="of:=SUM([.F32:.G32])" office:value-type="float" office:value="1632" calcext:value-type="float">
            <text:p>1632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31:.F32])" office:value-type="float" office:value="1777" calcext:value-type="float">
            <text:p>1777</text:p>
          </table:table-cell>
          <table:table-cell table:formula="of:=SUM([.G31:.G32])" office:value-type="float" office:value="1777" calcext:value-type="float">
            <text:p>1777</text:p>
          </table:table-cell>
          <table:table-cell table:formula="of:=SUM([.F33:.G33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587" calcext:value-type="float">
            <text:p>587</text:p>
          </table:table-cell>
          <table:table-cell table:formula="of:=SUM([.F37:.G37])" office:value-type="float" office:value="1984" calcext:value-type="float">
            <text:p>1984</text:p>
          </table:table-cell>
          <table:table-cell/>
          <table:table-cell table:formula="of:=([.F37]+[.G38])/[.H39]" office:value-type="float" office:value="0.727912211592572" calcext:value-type="float">
            <text:p>0.7279122116</text:p>
          </table:table-cell>
          <table:table-cell/>
          <table:table-cell table:formula="of:=[.F37]/([.F37]+[.G37])" office:value-type="float" office:value="0.704133064516129" calcext:value-type="float">
            <text:p>0.7041330645</text:p>
          </table:table-cell>
          <table:table-cell/>
          <table:table-cell table:formula="of:=[.F37]/([.F37]+[.F38])" office:value-type="float" office:value="0.786156443444007" calcext:value-type="float">
            <text:p>0.7861564434</text:p>
          </table:table-cell>
          <table:table-cell/>
          <table:table-cell table:formula="of:=2*[.L37]*[.N37]/([.L37]+[.N37])" office:value-type="float" office:value="0.742887529912257" calcext:value-type="float">
            <text:p>0.7428875299</text:p>
          </table:table-cell>
          <table:table-cell table:number-columns-repeated="3"/>
          <table:table-cell table:formula="of:=[.G38]/([.F38]+[.G38])" office:value-type="float" office:value="0.757961783439491" calcext:value-type="float">
            <text:p>0.7579617834</text:p>
          </table:table-cell>
          <table:table-cell/>
          <table:table-cell table:formula="of:=[.G38]/([.G38]+[.G37])" office:value-type="float" office:value="0.669667979741137" calcext:value-type="float">
            <text:p>0.6696679797</text:p>
          </table:table-cell>
          <table:table-cell/>
          <table:table-cell table:formula="of:=2*[.T37]*[.V37]/([.T37]+[.V37])" office:value-type="float" office:value="0.711084553331342" calcext:value-type="float">
            <text:p>0.7110845533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190" calcext:value-type="float">
            <text:p>1190</text:p>
          </table:table-cell>
          <table:table-cell table:formula="of:=SUM([.F38:.G38])" office:value-type="float" office:value="1570" calcext:value-type="float">
            <text:p>1570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37:.F38])" office:value-type="float" office:value="1777" calcext:value-type="float">
            <text:p>1777</text:p>
          </table:table-cell>
          <table:table-cell table:formula="of:=SUM([.G37:.G38])" office:value-type="float" office:value="1777" calcext:value-type="float">
            <text:p>1777</text:p>
          </table:table-cell>
          <table:table-cell table:formula="of:=SUM([.F39:.G39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Mean</text:p>
          </table:table-cell>
          <table:table-cell table:formula="of:=SUM([.J25];[.J31];[.J37])/3" office:value-type="float" office:value="0.727537047458263" calcext:value-type="float">
            <text:p>0.7275370475</text:p>
          </table:table-cell>
          <table:table-cell/>
          <table:table-cell table:formula="of:=SUM([.L25];[.L31];[.L37])/3" office:value-type="float" office:value="0.704676675070582" calcext:value-type="float">
            <text:p>0.7046766751</text:p>
          </table:table-cell>
          <table:table-cell/>
          <table:table-cell table:formula="of:=SUM([.N25];[.N31];[.N37])/3" office:value-type="float" office:value="0.783530294503845" calcext:value-type="float">
            <text:p>0.7835302945</text:p>
          </table:table-cell>
          <table:table-cell/>
          <table:table-cell table:formula="of:=SUM([.P25];[.P31];[.P37])/3" office:value-type="float" office:value="0.741933594999199" calcext:value-type="float">
            <text:p>0.741933595</text:p>
          </table:table-cell>
          <table:table-cell table:number-columns-repeated="3"/>
          <table:table-cell table:formula="of:=SUM([.T25];[.T31];[.T37])/3" office:value-type="float" office:value="0.756459453504728" calcext:value-type="float">
            <text:p>0.7564594535</text:p>
          </table:table-cell>
          <table:table-cell/>
          <table:table-cell table:formula="of:=SUM([.V25];[.V31];[.V37])/3" office:value-type="float" office:value="0.67154380041268" calcext:value-type="float">
            <text:p>0.6715438004</text:p>
          </table:table-cell>
          <table:table-cell/>
          <table:table-cell table:formula="of:=SUM([.X25];[.X31];[.X37])/3" office:value-type="float" office:value="0.71135672588814" calcext:value-type="float">
            <text:p>0.7113567259</text:p>
          </table:table-cell>
        </table:table-row>
        <table:table-row table:style-name="ro2">
          <table:table-cell table:number-columns-repeated="4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office:value-type="string" calcext:value-type="string">
            <text:p>k2 laplace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recision(pos)</text:p>
          </table:table-cell>
          <table:table-cell/>
          <table:table-cell office:value-type="string" calcext:value-type="string">
            <text:p>Recall(pos)</text:p>
          </table:table-cell>
          <table:table-cell/>
          <table:table-cell office:value-type="string" calcext:value-type="string">
            <text:p>F1 score (pos)</text:p>
          </table:table-cell>
          <table:table-cell table:number-columns-repeated="3"/>
          <table:table-cell office:value-type="string" calcext:value-type="string">
            <text:p>Precision(neg)</text:p>
          </table:table-cell>
          <table:table-cell/>
          <table:table-cell office:value-type="string" calcext:value-type="string">
            <text:p>Recall(neg)</text:p>
          </table:table-cell>
          <table:table-cell/>
          <table:table-cell office:value-type="string" calcext:value-type="string">
            <text:p>F1 score (neg)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439" calcext:value-type="float">
            <text:p>1439</text:p>
          </table:table-cell>
          <table:table-cell table:style-name="ce1" office:value-type="float" office:value="807" calcext:value-type="float">
            <text:p>807</text:p>
          </table:table-cell>
          <table:table-cell table:formula="of:=SUM([.F46:.G46])" office:value-type="float" office:value="2246" calcext:value-type="float">
            <text:p>2246</text:p>
          </table:table-cell>
          <table:table-cell/>
          <table:table-cell table:formula="of:=([.F46]+[.G47])/[.H48]" office:value-type="float" office:value="0.677827799662352" calcext:value-type="float">
            <text:p>0.6778277997</text:p>
          </table:table-cell>
          <table:table-cell/>
          <table:table-cell table:formula="of:=[.F46]/([.F46]+[.G46])" office:value-type="float" office:value="0.640694568121104" calcext:value-type="float">
            <text:p>0.6406945681</text:p>
          </table:table-cell>
          <table:table-cell/>
          <table:table-cell table:formula="of:=[.F46]/([.F46]+[.F47])" office:value-type="float" office:value="0.809791783905459" calcext:value-type="float">
            <text:p>0.8097917839</text:p>
          </table:table-cell>
          <table:table-cell/>
          <table:table-cell table:formula="of:=2*[.L46]*[.N46]/([.L46]+[.N46])" office:value-type="float" office:value="0.715386527467064" calcext:value-type="float">
            <text:p>0.7153865275</text:p>
          </table:table-cell>
          <table:table-cell table:number-columns-repeated="3"/>
          <table:table-cell table:formula="of:=[.G47]/([.F47]+[.G47])" office:value-type="float" office:value="0.741590214067278" calcext:value-type="float">
            <text:p>0.7415902141</text:p>
          </table:table-cell>
          <table:table-cell/>
          <table:table-cell table:formula="of:=[.G47]/([.G47]+[.G46])" office:value-type="float" office:value="0.545863815419246" calcext:value-type="float">
            <text:p>0.5458638154</text:p>
          </table:table-cell>
          <table:table-cell/>
          <table:table-cell table:formula="of:=2*[.T46]*[.V46]/([.T46]+[.V46])" office:value-type="float" office:value="0.628849270664506" calcext:value-type="float">
            <text:p>0.6288492707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970" calcext:value-type="float">
            <text:p>970</text:p>
          </table:table-cell>
          <table:table-cell table:formula="of:=SUM([.F47:.G47])" office:value-type="float" office:value="1308" calcext:value-type="float">
            <text:p>1308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46:.F47])" office:value-type="float" office:value="1777" calcext:value-type="float">
            <text:p>1777</text:p>
          </table:table-cell>
          <table:table-cell table:formula="of:=SUM([.G46:.G47])" office:value-type="float" office:value="1777" calcext:value-type="float">
            <text:p>1777</text:p>
          </table:table-cell>
          <table:table-cell table:formula="of:=SUM([.F48:.G48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62" calcext:value-type="float">
            <text:p>1362</text:p>
          </table:table-cell>
          <table:table-cell table:style-name="ce1" office:value-type="float" office:value="754" calcext:value-type="float">
            <text:p>754</text:p>
          </table:table-cell>
          <table:table-cell table:formula="of:=SUM([.F52:.G52])" office:value-type="float" office:value="2116" calcext:value-type="float">
            <text:p>2116</text:p>
          </table:table-cell>
          <table:table-cell/>
          <table:table-cell table:formula="of:=([.F52]+[.G53])/[.H54]" office:value-type="float" office:value="0.671074845244795" calcext:value-type="float">
            <text:p>0.6710748452</text:p>
          </table:table-cell>
          <table:table-cell/>
          <table:table-cell table:formula="of:=[.F52]/([.F52]+[.G52])" office:value-type="float" office:value="0.643667296786389" calcext:value-type="float">
            <text:p>0.6436672968</text:p>
          </table:table-cell>
          <table:table-cell/>
          <table:table-cell table:formula="of:=[.F52]/([.F52]+[.F53])" office:value-type="float" office:value="0.766460326392797" calcext:value-type="float">
            <text:p>0.7664603264</text:p>
          </table:table-cell>
          <table:table-cell/>
          <table:table-cell table:formula="of:=2*[.L52]*[.N52]/([.L52]+[.N52])" office:value-type="float" office:value="0.699717441561778" calcext:value-type="float">
            <text:p>0.6997174416</text:p>
          </table:table-cell>
          <table:table-cell table:number-columns-repeated="3"/>
          <table:table-cell table:formula="of:=[.G53]/([.F53]+[.G53])" office:value-type="float" office:value="0.711404728789986" calcext:value-type="float">
            <text:p>0.7114047288</text:p>
          </table:table-cell>
          <table:table-cell/>
          <table:table-cell table:formula="of:=[.G53]/([.G53]+[.G52])" office:value-type="float" office:value="0.575689364096792" calcext:value-type="float">
            <text:p>0.5756893641</text:p>
          </table:table-cell>
          <table:table-cell/>
          <table:table-cell table:formula="of:=2*[.T52]*[.V52]/([.T52]+[.V52])" office:value-type="float" office:value="0.636391912908243" calcext:value-type="float">
            <text:p>0.6363919129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023" calcext:value-type="float">
            <text:p>1023</text:p>
          </table:table-cell>
          <table:table-cell table:formula="of:=SUM([.F53:.G53])" office:value-type="float" office:value="1438" calcext:value-type="float">
            <text:p>1438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52:.F53])" office:value-type="float" office:value="1777" calcext:value-type="float">
            <text:p>1777</text:p>
          </table:table-cell>
          <table:table-cell table:formula="of:=SUM([.G52:.G53])" office:value-type="float" office:value="1777" calcext:value-type="float">
            <text:p>1777</text:p>
          </table:table-cell>
          <table:table-cell table:formula="of:=SUM([.F54:.G54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805" calcext:value-type="float">
            <text:p>805</text:p>
          </table:table-cell>
          <table:table-cell table:formula="of:=SUM([.F58:.G58])" office:value-type="float" office:value="2184" calcext:value-type="float">
            <text:p>2184</text:p>
          </table:table-cell>
          <table:table-cell/>
          <table:table-cell table:formula="of:=([.F58]+[.G59])/[.H60]" office:value-type="float" office:value="0.661508159819921" calcext:value-type="float">
            <text:p>0.6615081598</text:p>
          </table:table-cell>
          <table:table-cell/>
          <table:table-cell table:formula="of:=[.F58]/([.F58]+[.G58])" office:value-type="float" office:value="0.631410256410256" calcext:value-type="float">
            <text:p>0.6314102564</text:p>
          </table:table-cell>
          <table:table-cell/>
          <table:table-cell table:formula="of:=[.F58]/([.F58]+[.F59])" office:value-type="float" office:value="0.77602701181767" calcext:value-type="float">
            <text:p>0.7760270118</text:p>
          </table:table-cell>
          <table:table-cell/>
          <table:table-cell table:formula="of:=2*[.L58]*[.N58]/([.L58]+[.N58])" office:value-type="float" office:value="0.696288815955567" calcext:value-type="float">
            <text:p>0.696288816</text:p>
          </table:table-cell>
          <table:table-cell table:number-columns-repeated="3"/>
          <table:table-cell table:formula="of:=[.G59]/([.F59]+[.G59])" office:value-type="float" office:value="0.70948905109489" calcext:value-type="float">
            <text:p>0.7094890511</text:p>
          </table:table-cell>
          <table:table-cell/>
          <table:table-cell table:formula="of:=[.G59]/([.G59]+[.G58])" office:value-type="float" office:value="0.546989307822172" calcext:value-type="float">
            <text:p>0.5469893078</text:p>
          </table:table-cell>
          <table:table-cell/>
          <table:table-cell table:formula="of:=2*[.T58]*[.V58]/([.T58]+[.V58])" office:value-type="float" office:value="0.617731172545281" calcext:value-type="float">
            <text:p>0.6177311725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972" calcext:value-type="float">
            <text:p>972</text:p>
          </table:table-cell>
          <table:table-cell table:formula="of:=SUM([.F59:.G59])" office:value-type="float" office:value="1370" calcext:value-type="float">
            <text:p>1370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58:.F59])" office:value-type="float" office:value="1777" calcext:value-type="float">
            <text:p>1777</text:p>
          </table:table-cell>
          <table:table-cell table:formula="of:=SUM([.G58:.G59])" office:value-type="float" office:value="1777" calcext:value-type="float">
            <text:p>1777</text:p>
          </table:table-cell>
          <table:table-cell table:formula="of:=SUM([.F60:.G60])" office:value-type="float" office:value="3554" calcext:value-type="float">
            <text:p>3554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formula="of:=SUM([.J46];[.J52];[.J58])/3" office:value-type="float" office:value="0.670136934909023" calcext:value-type="float">
            <text:p>0.6701369349</text:p>
          </table:table-cell>
          <table:table-cell/>
          <table:table-cell table:formula="of:=SUM([.L46];[.L52];[.L58])/3" office:value-type="float" office:value="0.638590707105917" calcext:value-type="float">
            <text:p>0.6385907071</text:p>
          </table:table-cell>
          <table:table-cell/>
          <table:table-cell table:formula="of:=SUM([.N46];[.N52];[.N58])/3" office:value-type="float" office:value="0.784093040705309" calcext:value-type="float">
            <text:p>0.7840930407</text:p>
          </table:table-cell>
          <table:table-cell/>
          <table:table-cell table:formula="of:=SUM([.P46];[.P52];[.P58])/3" office:value-type="float" office:value="0.703797594994803" calcext:value-type="float">
            <text:p>0.703797595</text:p>
          </table:table-cell>
          <table:table-cell table:number-columns-repeated="3"/>
          <table:table-cell table:formula="of:=SUM([.T46];[.T52];[.T58])/3" office:value-type="float" office:value="0.720827997984052" calcext:value-type="float">
            <text:p>0.720827998</text:p>
          </table:table-cell>
          <table:table-cell/>
          <table:table-cell table:formula="of:=SUM([.V46];[.V52];[.V58])/3" office:value-type="float" office:value="0.556180829112737" calcext:value-type="float">
            <text:p>0.5561808291</text:p>
          </table:table-cell>
          <table:table-cell/>
          <table:table-cell table:formula="of:=SUM([.X46];[.X52];[.X58])/3" office:value-type="float" office:value="0.627657452039343" calcext:value-type="float">
            <text:p>0.627657452</text:p>
          </table:table-cell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Order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Precision(pos)</text:p>
          </table:table-cell>
          <table:table-cell/>
          <table:table-cell office:value-type="string" calcext:value-type="string">
            <text:p>Recall(pos)</text:p>
          </table:table-cell>
          <table:table-cell/>
          <table:table-cell office:value-type="string" calcext:value-type="string">
            <text:p>F1 score (pos)</text:p>
          </table:table-cell>
          <table:table-cell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Precision(neg)</text:p>
          </table:table-cell>
          <table:table-cell/>
          <table:table-cell office:value-type="string" calcext:value-type="string">
            <text:p>Recall(neg)</text:p>
          </table:table-cell>
          <table:table-cell/>
          <table:table-cell office:value-type="string" calcext:value-type="string">
            <text:p>F1 score (neg)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J20]" office:value-type="float" office:value="0.7730256987432" calcext:value-type="float">
            <text:p>0.77302569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L20]" office:value-type="float" office:value="0.776173990199725" calcext:value-type="float">
            <text:p>0.7761739902</text:p>
          </table:table-cell>
          <table:table-cell/>
          <table:table-cell table:formula="of:=[.N20]" office:value-type="float" office:value="0.767398236728569" calcext:value-type="float">
            <text:p>0.7673982367</text:p>
          </table:table-cell>
          <table:table-cell/>
          <table:table-cell table:formula="of:=[.P20]" office:value-type="float" office:value="0.77175626505983" calcext:value-type="float">
            <text:p>0.77175626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T20]" office:value-type="float" office:value="0.76996168890723" calcext:value-type="float">
            <text:p>0.7699616889</text:p>
          </table:table-cell>
          <table:table-cell/>
          <table:table-cell table:formula="of:=[.V20]" office:value-type="float" office:value="0.778653160757832" calcext:value-type="float">
            <text:p>0.7786531608</text:p>
          </table:table-cell>
          <table:table-cell/>
          <table:table-cell table:formula="of:=[.X20]" office:value-type="float" office:value="0.774278352745555" calcext:value-type="float">
            <text:p>0.7742783527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J41]" office:value-type="float" office:value="0.727537047458263" calcext:value-type="float">
            <text:p>0.72753704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L41]" office:value-type="float" office:value="0.704676675070582" calcext:value-type="float">
            <text:p>0.7046766751</text:p>
          </table:table-cell>
          <table:table-cell/>
          <table:table-cell table:formula="of:=[.N41]" office:value-type="float" office:value="0.783530294503845" calcext:value-type="float">
            <text:p>0.7835302945</text:p>
          </table:table-cell>
          <table:table-cell/>
          <table:table-cell table:formula="of:=[.P41]" office:value-type="float" office:value="0.741933594999199" calcext:value-type="float">
            <text:p>0.7419335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T41]" office:value-type="float" office:value="0.756459453504728" calcext:value-type="float">
            <text:p>0.7564594535</text:p>
          </table:table-cell>
          <table:table-cell/>
          <table:table-cell table:formula="of:=[.V41]" office:value-type="float" office:value="0.67154380041268" calcext:value-type="float">
            <text:p>0.6715438004</text:p>
          </table:table-cell>
          <table:table-cell/>
          <table:table-cell table:formula="of:=[.X41]" office:value-type="float" office:value="0.71135672588814" calcext:value-type="float">
            <text:p>0.711356725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J62]" office:value-type="float" office:value="0.670136934909023" calcext:value-type="float">
            <text:p>0.67013693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L62]" office:value-type="float" office:value="0.638590707105917" calcext:value-type="float">
            <text:p>0.6385907071</text:p>
          </table:table-cell>
          <table:table-cell/>
          <table:table-cell table:formula="of:=[.N62]" office:value-type="float" office:value="0.784093040705309" calcext:value-type="float">
            <text:p>0.7840930407</text:p>
          </table:table-cell>
          <table:table-cell/>
          <table:table-cell table:formula="of:=[.P62]" office:value-type="float" office:value="0.703797594994803" calcext:value-type="float">
            <text:p>0.70379759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T62]" office:value-type="float" office:value="0.720827997984052" calcext:value-type="float">
            <text:p>0.720827998</text:p>
          </table:table-cell>
          <table:table-cell/>
          <table:table-cell table:formula="of:=[.V62]" office:value-type="float" office:value="0.556180829112737" calcext:value-type="float">
            <text:p>0.5561808291</text:p>
          </table:table-cell>
          <table:table-cell/>
          <table:table-cell table:formula="of:=[.X62]" office:value-type="float" office:value="0.627657452039343" calcext:value-type="float">
            <text:p>0.627657452</text:p>
          </table:table-cell>
        </table:table-row>
        <table:table-row table:style-name="ro1" table:number-rows-repeated="3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ross Validation Fold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k0 sgts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recision(pos)</text:p>
          </table:table-cell>
          <table:table-cell/>
          <table:table-cell office:value-type="string" calcext:value-type="string">
            <text:p>Recall(pos)</text:p>
          </table:table-cell>
          <table:table-cell/>
          <table:table-cell office:value-type="string" calcext:value-type="string">
            <text:p>F1 score (pos)</text:p>
          </table:table-cell>
          <table:table-cell table:number-columns-repeated="3"/>
          <table:table-cell office:value-type="string" calcext:value-type="string">
            <text:p>Precision(neg)</text:p>
          </table:table-cell>
          <table:table-cell/>
          <table:table-cell office:value-type="string" calcext:value-type="string">
            <text:p>Recall(neg)</text:p>
          </table:table-cell>
          <table:table-cell/>
          <table:table-cell office:value-type="string" calcext:value-type="string">
            <text:p>F1 score (neg)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944" calcext:value-type="float">
            <text:p>944</text:p>
          </table:table-cell>
          <table:table-cell table:formula="of:=SUM([.F106:.G106])" office:value-type="float" office:value="1805" calcext:value-type="float">
            <text:p>1805</text:p>
          </table:table-cell>
          <table:table-cell/>
          <table:table-cell table:formula="of:=([.F106]+[.G107])/[.H108]" office:value-type="float" office:value="0.47664603263928" calcext:value-type="float">
            <text:p>0.4766460326</text:p>
          </table:table-cell>
          <table:table-cell/>
          <table:table-cell table:formula="of:=[.F106]/([.F106]+[.G106])" office:value-type="float" office:value="0.477008310249307" calcext:value-type="float">
            <text:p>0.4770083102</text:p>
          </table:table-cell>
          <table:table-cell/>
          <table:table-cell table:formula="of:=[.F106]/([.F106]+[.F107])" office:value-type="float" office:value="0.484524479459764" calcext:value-type="float">
            <text:p>0.4845244795</text:p>
          </table:table-cell>
          <table:table-cell/>
          <table:table-cell table:formula="of:=2*[.L106]*[.N106]/([.L106]+[.N106])" office:value-type="float" office:value="0.480737018425461" calcext:value-type="float">
            <text:p>0.4807370184</text:p>
          </table:table-cell>
          <table:table-cell table:number-columns-repeated="3"/>
          <table:table-cell table:formula="of:=[.G107]/([.F107]+[.G107])" office:value-type="float" office:value="0.476272155517438" calcext:value-type="float">
            <text:p>0.4762721555</text:p>
          </table:table-cell>
          <table:table-cell/>
          <table:table-cell table:formula="of:=[.G107]/([.G107]+[.G106])" office:value-type="float" office:value="0.468767585818796" calcext:value-type="float">
            <text:p>0.4687675858</text:p>
          </table:table-cell>
          <table:table-cell/>
          <table:table-cell table:formula="of:=2*[.T106]*[.V106]/([.T106]+[.V106])" office:value-type="float" office:value="0.472490073737947" calcext:value-type="float">
            <text:p>0.4724900737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833" calcext:value-type="float">
            <text:p>833</text:p>
          </table:table-cell>
          <table:table-cell table:formula="of:=SUM([.F107:.G107])" office:value-type="float" office:value="1749" calcext:value-type="float">
            <text:p>1749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106:.F107])" office:value-type="float" office:value="1777" calcext:value-type="float">
            <text:p>1777</text:p>
          </table:table-cell>
          <table:table-cell table:formula="of:=SUM([.G106:.G107])" office:value-type="float" office:value="1777" calcext:value-type="float">
            <text:p>1777</text:p>
          </table:table-cell>
          <table:table-cell table:formula="of:=SUM([.F108:.G108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920" calcext:value-type="float">
            <text:p>920</text:p>
          </table:table-cell>
          <table:table-cell table:formula="of:=SUM([.F112:.G112])" office:value-type="float" office:value="1707" calcext:value-type="float">
            <text:p>1707</text:p>
          </table:table-cell>
          <table:table-cell/>
          <table:table-cell table:formula="of:=([.F112]+[.G113])/[.H114]" office:value-type="float" office:value="0.462577377602701" calcext:value-type="float">
            <text:p>0.4625773776</text:p>
          </table:table-cell>
          <table:table-cell/>
          <table:table-cell table:formula="of:=[.F112]/([.F112]+[.G112])" office:value-type="float" office:value="0.461042765084944" calcext:value-type="float">
            <text:p>0.4610427651</text:p>
          </table:table-cell>
          <table:table-cell/>
          <table:table-cell table:formula="of:=[.F112]/([.F112]+[.F113])" office:value-type="float" office:value="0.442881260551491" calcext:value-type="float">
            <text:p>0.4428812606</text:p>
          </table:table-cell>
          <table:table-cell/>
          <table:table-cell table:formula="of:=2*[.L112]*[.N112]/([.L112]+[.N112])" office:value-type="float" office:value="0.451779563719862" calcext:value-type="float">
            <text:p>0.4517795637</text:p>
          </table:table-cell>
          <table:table-cell table:number-columns-repeated="3"/>
          <table:table-cell table:formula="of:=[.G113]/([.F113]+[.G113])" office:value-type="float" office:value="0.463995668651868" calcext:value-type="float">
            <text:p>0.4639956687</text:p>
          </table:table-cell>
          <table:table-cell/>
          <table:table-cell table:formula="of:=[.G113]/([.G113]+[.G112])" office:value-type="float" office:value="0.482273494653911" calcext:value-type="float">
            <text:p>0.4822734947</text:p>
          </table:table-cell>
          <table:table-cell/>
          <table:table-cell table:formula="of:=2*[.T112]*[.V112]/([.T112]+[.V112])" office:value-type="float" office:value="0.472958057395144" calcext:value-type="float">
            <text:p>0.4729580574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57" calcext:value-type="float">
            <text:p>857</text:p>
          </table:table-cell>
          <table:table-cell table:formula="of:=SUM([.F113:.G113])" office:value-type="float" office:value="1847" calcext:value-type="float">
            <text:p>1847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112:.F113])" office:value-type="float" office:value="1777" calcext:value-type="float">
            <text:p>1777</text:p>
          </table:table-cell>
          <table:table-cell table:formula="of:=SUM([.G112:.G113])" office:value-type="float" office:value="1777" calcext:value-type="float">
            <text:p>1777</text:p>
          </table:table-cell>
          <table:table-cell table:formula="of:=SUM([.F114:.G114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"/>
          <table:table-cell office:value-type="string" calcext:value-type="string">
            <text:p>Actual Positive</text:p>
          </table:table-cell>
          <table:table-cell office:value-type="string" calcext:value-type="string">
            <text:p>Actual Negative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 calcext:value-type="string">
            <text:p>Est. Pos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894" calcext:value-type="float">
            <text:p>894</text:p>
          </table:table-cell>
          <table:table-cell table:formula="of:=SUM([.F118:.G118])" office:value-type="float" office:value="1708" calcext:value-type="float">
            <text:p>1708</text:p>
          </table:table-cell>
          <table:table-cell/>
          <table:table-cell table:formula="of:=([.F118]+[.G119])/[.H120]" office:value-type="float" office:value="0.477490151941474" calcext:value-type="float">
            <text:p>0.4774901519</text:p>
          </table:table-cell>
          <table:table-cell/>
          <table:table-cell table:formula="of:=[.F118]/([.F118]+[.G118])" office:value-type="float" office:value="0.476580796252927" calcext:value-type="float">
            <text:p>0.4765807963</text:p>
          </table:table-cell>
          <table:table-cell/>
          <table:table-cell table:formula="of:=[.F118]/([.F118]+[.F119])" office:value-type="float" office:value="0.458075407990996" calcext:value-type="float">
            <text:p>0.458075408</text:p>
          </table:table-cell>
          <table:table-cell/>
          <table:table-cell table:formula="of:=2*[.L118]*[.N118]/([.L118]+[.N118])" office:value-type="float" office:value="0.467144906743185" calcext:value-type="float">
            <text:p>0.4671449067</text:p>
          </table:table-cell>
          <table:table-cell table:number-columns-repeated="3"/>
          <table:table-cell table:formula="of:=[.G119]/([.F119]+[.G119])" office:value-type="float" office:value="0.478331527627302" calcext:value-type="float">
            <text:p>0.4783315276</text:p>
          </table:table-cell>
          <table:table-cell/>
          <table:table-cell table:formula="of:=[.G119]/([.G119]+[.G118])" office:value-type="float" office:value="0.496904895891953" calcext:value-type="float">
            <text:p>0.4969048959</text:p>
          </table:table-cell>
          <table:table-cell/>
          <table:table-cell table:formula="of:=2*[.T118]*[.V118]/([.T118]+[.V118])" office:value-type="float" office:value="0.487441346950041" calcext:value-type="float">
            <text:p>0.487441347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Est. Neg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883" calcext:value-type="float">
            <text:p>883</text:p>
          </table:table-cell>
          <table:table-cell table:formula="of:=SUM([.F119:.G119])" office:value-type="float" office:value="1846" calcext:value-type="float">
            <text:p>1846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formula="of:=SUM([.F118:.F119])" office:value-type="float" office:value="1777" calcext:value-type="float">
            <text:p>1777</text:p>
          </table:table-cell>
          <table:table-cell table:formula="of:=SUM([.G118:.G119])" office:value-type="float" office:value="1777" calcext:value-type="float">
            <text:p>1777</text:p>
          </table:table-cell>
          <table:table-cell table:formula="of:=SUM([.F120:.G120])" office:value-type="float" office:value="3554" calcext:value-type="float">
            <text:p>3554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1"/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formula="of:=SUM([.J106];[.J112];[.J118])/3" office:value-type="float" office:value="0.472237854061152" calcext:value-type="float">
            <text:p>0.4722378541</text:p>
          </table:table-cell>
          <table:table-cell/>
          <table:table-cell table:formula="of:=SUM([.L106];[.L112];[.L118])/3" office:value-type="float" office:value="0.471543957195726" calcext:value-type="float">
            <text:p>0.4715439572</text:p>
          </table:table-cell>
          <table:table-cell/>
          <table:table-cell table:formula="of:=SUM([.N106];[.N112];[.N118])/3" office:value-type="float" office:value="0.461827049334084" calcext:value-type="float">
            <text:p>0.4618270493</text:p>
          </table:table-cell>
          <table:table-cell/>
          <table:table-cell table:formula="of:=SUM([.P106];[.P112];[.P118])/3" office:value-type="float" office:value="0.466553829629503" calcext:value-type="float">
            <text:p>0.4665538296</text:p>
          </table:table-cell>
          <table:table-cell table:number-columns-repeated="3"/>
          <table:table-cell table:formula="of:=SUM([.T106];[.T112];[.T118])/3" office:value-type="float" office:value="0.47286645059887" calcext:value-type="float">
            <text:p>0.4728664506</text:p>
          </table:table-cell>
          <table:table-cell/>
          <table:table-cell table:formula="of:=SUM([.V106];[.V112];[.V118])/3" office:value-type="float" office:value="0.48264865878822" calcext:value-type="float">
            <text:p>0.4826486588</text:p>
          </table:table-cell>
          <table:table-cell/>
          <table:table-cell table:formula="of:=SUM([.X106];[.X112];[.X118])/3" office:value-type="float" office:value="0.477629826027711" calcext:value-type="float">
            <text:p>0.477629826</text:p>
          </table:table-cell>
        </table:table-row>
        <table:table-row table:style-name="ro1" table:number-rows-repeated="10484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3" table:number-rows-repeated="1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 table:number-rows-repeated="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<text:s text:c="3"/>.</text:p>
          </table:table-cell>
          <table:table-cell table:style-name="ce1" office:value-type="float" office:value="4650" calcext:value-type="float">
            <text:p>4650</text:p>
          </table:table-cell>
          <table:table-cell table:style-name="ce2" table:formula="of:=[.B21]/[.B43]" office:value-type="float" office:value="0.0578451739709157" calcext:value-type="float">
            <text:p>0.0578</text:p>
          </table:table-cell>
          <table:table-cell table:style-name="ce4" office:value-type="float" office:value="0.051" calcext:value-type="float">
            <text:p>0.0510</text:p>
          </table:table-cell>
          <table:table-cell/>
          <table:table-cell table:style-name="ce1" office:value-type="string" calcext:value-type="string">
            <text:p><text:s text:c="4"/>.</text:p>
          </table:table-cell>
          <table:table-cell table:style-name="ce1" office:value-type="float" office:value="4722" calcext:value-type="float">
            <text:p>4722</text:p>
          </table:table-cell>
          <table:table-cell table:style-name="ce2" table:formula="of:=[.G21]/[.G43]" office:value-type="float" office:value="0.0518986646150464" calcext:value-type="float">
            <text:p>0.0519</text:p>
          </table:table-cell>
          <table:table-cell/>
          <table:table-cell table:style-name="ce1" office:value-type="float" office:value="0.0588" calcext:value-type="float">
            <text:p>0.0588</text:p>
          </table:table-cell>
        </table:table-row>
        <table:table-row table:style-name="ro2">
          <table:table-cell table:style-name="ce1" office:value-type="string" calcext:value-type="string">
            <text:p><text:s text:c="3"/>_</text:p>
          </table:table-cell>
          <table:table-cell table:style-name="ce1" office:value-type="float" office:value="3554" calcext:value-type="float">
            <text:p>3554</text:p>
          </table:table-cell>
          <table:table-cell table:style-name="ce2" table:formula="of:=[.B22]/[.B43]" office:value-type="float" office:value="0.0442111286650827" calcext:value-type="float">
            <text:p>0.0442</text:p>
          </table:table-cell>
          <table:table-cell table:style-name="ce4" office:value-type="float" office:value="0.039" calcext:value-type="float">
            <text:p>0.0390</text:p>
          </table:table-cell>
          <table:table-cell/>
          <table:table-cell table:style-name="ce1" office:value-type="string" calcext:value-type="string">
            <text:p><text:s text:c="4"/>_</text:p>
          </table:table-cell>
          <table:table-cell table:style-name="ce1" office:value-type="float" office:value="3554" calcext:value-type="float">
            <text:p>3554</text:p>
          </table:table-cell>
          <table:table-cell table:style-name="ce2" table:formula="of:=[.G22]/[.G43]" office:value-type="float" office:value="0.0390613837445733" calcext:value-type="float">
            <text:p>0.0391</text:p>
          </table:table-cell>
          <table:table-cell/>
          <table:table-cell table:style-name="ce1" office:value-type="float" office:value="0.0443" calcext:value-type="float">
            <text:p>0.0443</text:p>
          </table:table-cell>
        </table:table-row>
        <table:table-row table:style-name="ro2">
          <table:table-cell table:style-name="ce1" office:value-type="string" calcext:value-type="string">
            <text:p><text:s text:c="3"/>,</text:p>
          </table:table-cell>
          <table:table-cell table:style-name="ce1" office:value-type="float" office:value="3479" calcext:value-type="float">
            <text:p>3479</text:p>
          </table:table-cell>
          <table:table-cell table:style-name="ce2" table:formula="of:=[.B23]/[.B45]" office:value-type="float" office:value="0.0432781419881324" calcext:value-type="float">
            <text:p>0.0433</text:p>
          </table:table-cell>
          <table:table-cell table:style-name="ce4" office:value-type="float" office:value="0.0382" calcext:value-type="float">
            <text:p>0.0382</text:p>
          </table:table-cell>
          <table:table-cell/>
          <table:table-cell table:style-name="ce1" office:value-type="string" calcext:value-type="string">
            <text:p><text:s text:c="2"/>the</text:p>
          </table:table-cell>
          <table:table-cell table:style-name="ce1" office:value-type="float" office:value="3343" calcext:value-type="float">
            <text:p>3343</text:p>
          </table:table-cell>
          <table:table-cell table:style-name="ce2" table:formula="of:=[.G23]/[.G45]" office:value-type="float" office:value="0.0367423201626642" calcext:value-type="float">
            <text:p>0.0367</text:p>
          </table:table-cell>
          <table:table-cell/>
          <table:table-cell table:style-name="ce1" office:value-type="float" office:value="0.0417" calcext:value-type="float">
            <text:p>0.0417</text:p>
          </table:table-cell>
        </table:table-row>
        <table:table-row table:style-name="ro2">
          <table:table-cell table:style-name="ce1" office:value-type="string" calcext:value-type="string">
            <text:p><text:s/>the</text:p>
          </table:table-cell>
          <table:table-cell table:style-name="ce1" office:value-type="float" office:value="3306" calcext:value-type="float">
            <text:p>3306</text:p>
          </table:table-cell>
          <table:table-cell table:style-name="ce2" table:formula="of:=[.B24]/[.B45]" office:value-type="float" office:value="0.0411260527199672" calcext:value-type="float">
            <text:p>0.0411</text:p>
          </table:table-cell>
          <table:table-cell table:style-name="ce4" office:value-type="float" office:value="0.0363" calcext:value-type="float">
            <text:p>0.0363</text:p>
          </table:table-cell>
          <table:table-cell/>
          <table:table-cell table:style-name="ce1" office:value-type="string" calcext:value-type="string">
            <text:p><text:s text:c="4"/>,</text:p>
          </table:table-cell>
          <table:table-cell table:style-name="ce1" office:value-type="float" office:value="3178" calcext:value-type="float">
            <text:p>3178</text:p>
          </table:table-cell>
          <table:table-cell table:style-name="ce2" table:formula="of:=[.G24]/[.G45]" office:value-type="float" office:value="0.0349288344232566" calcext:value-type="float">
            <text:p>0.0349</text:p>
          </table:table-cell>
          <table:table-cell/>
          <table:table-cell table:style-name="ce1" office:value-type="float" office:value="0.0396" calcext:value-type="float">
            <text:p>0.0396</text:p>
          </table:table-cell>
        </table:table-row>
        <table:table-row table:style-name="ro2">
          <table:table-cell table:style-name="ce1" office:value-type="string" calcext:value-type="string">
            <text:p><text:s text:c="3"/>a</text:p>
          </table:table-cell>
          <table:table-cell table:style-name="ce1" office:value-type="float" office:value="2581" calcext:value-type="float">
            <text:p>2581</text:p>
          </table:table-cell>
          <table:table-cell table:style-name="ce2" table:formula="of:=[.B25]/[.B47]" office:value-type="float" office:value="0.032107181509448" calcext:value-type="float">
            <text:p>0.0321</text:p>
          </table:table-cell>
          <table:table-cell table:style-name="ce4" office:value-type="float" office:value="0.0283" calcext:value-type="float">
            <text:p>0.0283</text:p>
          </table:table-cell>
          <table:table-cell/>
          <table:table-cell table:style-name="ce1" office:value-type="string" calcext:value-type="string">
            <text:p><text:s text:c="4"/>a</text:p>
          </table:table-cell>
          <table:table-cell table:style-name="ce1" office:value-type="float" office:value="2278" calcext:value-type="float">
            <text:p>2278</text:p>
          </table:table-cell>
          <table:table-cell table:style-name="ce2" table:formula="of:=[.G25]/[.G47]" office:value-type="float" office:value="0.0250370940264879" calcext:value-type="float">
            <text:p>0.0250</text:p>
          </table:table-cell>
          <table:table-cell/>
          <table:table-cell table:style-name="ce1" office:value-type="float" office:value="0.0284" calcext:value-type="float">
            <text:p>0.0284</text:p>
          </table:table-cell>
        </table:table-row>
        <table:table-row table:style-name="ro2">
          <table:table-cell table:style-name="ce1" office:value-type="string" calcext:value-type="string">
            <text:p><text:s/>and</text:p>
          </table:table-cell>
          <table:table-cell table:style-name="ce1" office:value-type="float" office:value="2369" calcext:value-type="float">
            <text:p>2369</text:p>
          </table:table-cell>
          <table:table-cell table:style-name="ce2" table:formula="of:=[.B26]/[.B47]" office:value-type="float" office:value="0.0294699391692687" calcext:value-type="float">
            <text:p>0.0295</text:p>
          </table:table-cell>
          <table:table-cell table:style-name="ce4" office:value-type="float" office:value="0.026" calcext:value-type="float">
            <text:p>0.0260</text:p>
          </table:table-cell>
          <table:table-cell/>
          <table:table-cell table:style-name="ce1" office:value-type="string" calcext:value-type="string">
            <text:p><text:s text:c="3"/>of</text:p>
          </table:table-cell>
          <table:table-cell table:style-name="ce1" office:value-type="float" office:value="1788" calcext:value-type="float">
            <text:p>1788</text:p>
          </table:table-cell>
          <table:table-cell table:style-name="ce2" table:formula="of:=[.G26]/[.G47]" office:value-type="float" office:value="0.0196515909215805" calcext:value-type="float">
            <text:p>0.0197</text:p>
          </table:table-cell>
          <table:table-cell/>
          <table:table-cell table:style-name="ce1" office:value-type="float" office:value="0.0223" calcext:value-type="float">
            <text:p>0.0223</text:p>
          </table:table-cell>
        </table:table-row>
        <table:table-row table:style-name="ro2">
          <table:table-cell table:style-name="ce1" office:value-type="string" calcext:value-type="string">
            <text:p><text:s text:c="2"/>of</text:p>
          </table:table-cell>
          <table:table-cell table:style-name="ce1" office:value-type="float" office:value="2194" calcext:value-type="float">
            <text:p>2194</text:p>
          </table:table-cell>
          <table:table-cell table:style-name="ce2" table:formula="of:=[.B27]/[.B49]" office:value-type="float" office:value="0.0272929702563847" calcext:value-type="float">
            <text:p>0.0273</text:p>
          </table:table-cell>
          <table:table-cell table:style-name="ce4" office:value-type="float" office:value="0.0241" calcext:value-type="float">
            <text:p>0.0241</text:p>
          </table:table-cell>
          <table:table-cell/>
          <table:table-cell table:style-name="ce1" office:value-type="string" calcext:value-type="string">
            <text:p><text:s text:c="2"/>and</text:p>
          </table:table-cell>
          <table:table-cell table:style-name="ce1" office:value-type="float" office:value="1728" calcext:value-type="float">
            <text:p>1728</text:p>
          </table:table-cell>
          <table:table-cell table:style-name="ce2" table:formula="of:=[.G27]/[.G49]" office:value-type="float" office:value="0.0189921415617959" calcext:value-type="float">
            <text:p>0.0190</text:p>
          </table:table-cell>
          <table:table-cell/>
          <table:table-cell table:style-name="ce1" office:value-type="float" office:value="0.0215" calcext:value-type="float">
            <text:p>0.0215</text:p>
          </table:table-cell>
        </table:table-row>
        <table:table-row table:style-name="ro2">
          <table:table-cell table:style-name="ce1" office:value-type="string" calcext:value-type="string">
            <text:p><text:s text:c="2"/>to</text:p>
          </table:table-cell>
          <table:table-cell table:style-name="ce1" office:value-type="float" office:value="1302" calcext:value-type="float">
            <text:p>1302</text:p>
          </table:table-cell>
          <table:table-cell table:style-name="ce2" table:formula="of:=[.B28]/[.B49]" office:value-type="float" office:value="0.0161966487118564" calcext:value-type="float">
            <text:p>0.0162</text:p>
          </table:table-cell>
          <table:table-cell table:style-name="ce4" office:value-type="float" office:value="0.0143" calcext:value-type="float">
            <text:p>0.0143</text:p>
          </table:table-cell>
          <table:table-cell/>
          <table:table-cell table:style-name="ce1" office:value-type="string" calcext:value-type="string">
            <text:p><text:s text:c="3"/>to</text:p>
          </table:table-cell>
          <table:table-cell table:style-name="ce1" office:value-type="float" office:value="1553" calcext:value-type="float">
            <text:p>1553</text:p>
          </table:table-cell>
          <table:table-cell table:style-name="ce2" table:formula="of:=[.G28]/[.G49]" office:value-type="float" office:value="0.0170687475957575" calcext:value-type="float">
            <text:p>0.0171</text:p>
          </table:table-cell>
          <table:table-cell/>
          <table:table-cell table:style-name="ce1" office:value-type="float" office:value="0.0193" calcext:value-type="float">
            <text:p>0.0193</text:p>
          </table:table-cell>
        </table:table-row>
        <table:table-row table:style-name="ro2">
          <table:table-cell table:style-name="ce1" office:value-type="string" calcext:value-type="string">
            <text:p><text:s text:c="2"/>'s</text:p>
          </table:table-cell>
          <table:table-cell table:style-name="ce1" office:value-type="float" office:value="1243" calcext:value-type="float">
            <text:p>1243</text:p>
          </table:table-cell>
          <table:table-cell table:style-name="ce3" table:formula="of:=[.B29]/[.B51]" office:value-type="float" office:value="0.0154626991926555" calcext:value-type="float">
            <text:p>0.01546</text:p>
          </table:table-cell>
          <table:table-cell table:style-name="ce4" office:value-type="float" office:value="0.0137" calcext:value-type="float">
            <text:p>0.0137</text:p>
          </table:table-cell>
          <table:table-cell/>
          <table:table-cell table:style-name="ce1" office:value-type="string" calcext:value-type="string">
            <text:p><text:s text:c="3"/>is</text:p>
          </table:table-cell>
          <table:table-cell table:style-name="ce1" office:value-type="float" office:value="1180" calcext:value-type="float">
            <text:p>1180</text:p>
          </table:table-cell>
          <table:table-cell table:style-name="ce2" table:formula="of:=[.G29]/[.G51]" office:value-type="float" office:value="0.0129691707424301" calcext:value-type="float">
            <text:p>0.0130</text:p>
          </table:table-cell>
          <table:table-cell/>
          <table:table-cell table:style-name="ce1" office:value-type="float" office:value="0.0147" calcext:value-type="float">
            <text:p>0.0147</text:p>
          </table:table-cell>
        </table:table-row>
        <table:table-row table:style-name="ro2">
          <table:table-cell table:style-name="ce1" office:value-type="string" calcext:value-type="string">
            <text:p><text:s text:c="2"/>is</text:p>
          </table:table-cell>
          <table:table-cell table:style-name="ce1" office:value-type="float" office:value="1200" calcext:value-type="float">
            <text:p>1200</text:p>
          </table:table-cell>
          <table:table-cell table:style-name="ce2" table:formula="of:=[.B30]/[.B51]" office:value-type="float" office:value="0.0149277868312041" calcext:value-type="float">
            <text:p>0.0149</text:p>
          </table:table-cell>
          <table:table-cell table:style-name="ce4" office:value-type="float" office:value="0.0132" calcext:value-type="float">
            <text:p>0.0132</text:p>
          </table:table-cell>
          <table:table-cell/>
          <table:table-cell table:style-name="ce1" office:value-type="string" calcext:value-type="string">
            <text:p><text:s text:c="3"/>'s</text:p>
          </table:table-cell>
          <table:table-cell table:style-name="ce1" office:value-type="float" office:value="1169" calcext:value-type="float">
            <text:p>1169</text:p>
          </table:table-cell>
          <table:table-cell table:style-name="ce2" table:formula="of:=[.G30]/[.G51]" office:value-type="float" office:value="0.0128482716931362" calcext:value-type="float">
            <text:p>0.0128</text:p>
          </table:table-cell>
          <table:table-cell/>
          <table:table-cell table:style-name="ce1" office:value-type="float" office:value="0.0146" calcext:value-type="float">
            <text:p>0.0146</text:p>
          </table:table-cell>
        </table:table-row>
        <table:table-row table:style-name="ro2">
          <table:table-cell table:style-name="ce1" office:value-type="string" calcext:value-type="string">
            <text:p><text:s text:c="2"/>it</text:p>
          </table:table-cell>
          <table:table-cell table:style-name="ce1" office:value-type="float" office:value="1152" calcext:value-type="float">
            <text:p>1152</text:p>
          </table:table-cell>
          <table:table-cell table:style-name="ce2" table:formula="of:=[.B31]/[.B53]" office:value-type="float" office:value="0.0143306753579559" calcext:value-type="float">
            <text:p>0.0143</text:p>
          </table:table-cell>
          <table:table-cell table:style-name="ce4" office:value-type="float" office:value="0.0127" calcext:value-type="float">
            <text:p>0.0127</text:p>
          </table:table-cell>
          <table:table-cell/>
          <table:table-cell table:style-name="ce1" office:value-type="string" calcext:value-type="string">
            <text:p><text:s text:c="3"/>it</text:p>
          </table:table-cell>
          <table:table-cell table:style-name="ce1" office:value-type="float" office:value="1164" calcext:value-type="float">
            <text:p>1164</text:p>
          </table:table-cell>
          <table:table-cell table:style-name="ce2" table:formula="of:=[.G31]/[.G53]" office:value-type="float" office:value="0.0127933175798208" calcext:value-type="float">
            <text:p>0.0128</text:p>
          </table:table-cell>
          <table:table-cell/>
          <table:table-cell table:style-name="ce1" office:value-type="float" office:value="0.0145" calcext:value-type="float">
            <text:p>0.0145</text:p>
          </table:table-cell>
        </table:table-row>
        <table:table-row table:style-name="ro2">
          <table:table-cell table:style-name="ce1" office:value-type="string" calcext:value-type="string">
            <text:p>that</text:p>
          </table:table-cell>
          <table:table-cell table:style-name="ce1" office:value-type="float" office:value="890" calcext:value-type="float">
            <text:p>890</text:p>
          </table:table-cell>
          <table:table-cell table:style-name="ce2" table:formula="of:=[.B32]/[.B53]" office:value-type="float" office:value="0.0110714418998097" calcext:value-type="float">
            <text:p>0.0111</text:p>
          </table:table-cell>
          <table:table-cell table:style-name="ce4" office:value-type="float" office:value="0.0098" calcext:value-type="float">
            <text:p>0.0098</text:p>
          </table:table-cell>
          <table:table-cell/>
          <table:table-cell table:style-name="ce1" office:value-type="string" calcext:value-type="string">
            <text:p><text:s/>that</text:p>
          </table:table-cell>
          <table:table-cell table:style-name="ce1" office:value-type="float" office:value="880" calcext:value-type="float">
            <text:p>880</text:p>
          </table:table-cell>
          <table:table-cell table:style-name="ce2" table:formula="of:=[.G32]/[.G53]" office:value-type="float" office:value="0.00967192394350717" calcext:value-type="float">
            <text:p>0.0097</text:p>
          </table:table-cell>
          <table:table-cell/>
          <table:table-cell table:style-name="ce1" office:value-type="float" office:value="0.011" calcext:value-type="float">
            <text:p>0.011</text:p>
          </table:table-cell>
        </table:table-row>
        <table:table-row table:style-name="ro2">
          <table:table-cell table:style-name="ce1" office:value-type="string" calcext:value-type="string">
            <text:p><text:s text:c="2"/>in</text:p>
          </table:table-cell>
          <table:table-cell table:style-name="ce1" office:value-type="float" office:value="883" calcext:value-type="float">
            <text:p>883</text:p>
          </table:table-cell>
          <table:table-cell table:style-name="ce2" table:formula="of:=[.B33]/[.B55]" office:value-type="float" office:value="0.0109843631432943" calcext:value-type="float">
            <text:p>0.0110</text:p>
          </table:table-cell>
          <table:table-cell table:style-name="ce4" office:value-type="float" office:value="0.0097" calcext:value-type="float">
            <text:p>0.0097</text:p>
          </table:table-cell>
          <table:table-cell/>
          <table:table-cell table:style-name="ce1" office:value-type="string" calcext:value-type="string">
            <text:p><text:s text:c="3"/>in</text:p>
          </table:table-cell>
          <table:table-cell table:style-name="ce1" office:value-type="float" office:value="874" calcext:value-type="float">
            <text:p>874</text:p>
          </table:table-cell>
          <table:table-cell table:style-name="ce2" table:formula="of:=[.G33]/[.G55]" office:value-type="float" office:value="0.00960597900752872" calcext:value-type="float">
            <text:p>0.0096</text:p>
          </table:table-cell>
          <table:table-cell/>
          <table:table-cell table:style-name="ce1" office:value-type="float" office:value="0.0109" calcext:value-type="float">
            <text:p>0.0109</text:p>
          </table:table-cell>
        </table:table-row>
        <table:table-row table:style-name="ro2">
          <table:table-cell table:style-name="ce1" office:value-type="string" calcext:value-type="string">
            <text:p>with</text:p>
          </table:table-cell>
          <table:table-cell table:style-name="ce1" office:value-type="float" office:value="584" calcext:value-type="float">
            <text:p>584</text:p>
          </table:table-cell>
          <table:table-cell table:style-name="ce2" table:formula="of:=[.B34]/[.B55]" office:value-type="float" office:value="0.00726485625785264" calcext:value-type="float">
            <text:p>0.0073</text:p>
          </table:table-cell>
          <table:table-cell table:style-name="ce4" office:value-type="float" office:value="0.0064" calcext:value-type="float">
            <text:p>0.0064</text:p>
          </table:table-cell>
          <table:table-cell/>
          <table:table-cell table:style-name="ce1" office:value-type="string" calcext:value-type="string">
            <text:p><text:s text:c="3"/>as</text:p>
          </table:table-cell>
          <table:table-cell table:style-name="ce1" office:value-type="float" office:value="595" calcext:value-type="float">
            <text:p>595</text:p>
          </table:table-cell>
          <table:table-cell table:style-name="ce2" table:formula="of:=[.G34]/[.G55]" office:value-type="float" office:value="0.00653953948453042" calcext:value-type="float">
            <text:p>0.0065</text:p>
          </table:table-cell>
          <table:table-cell/>
          <table:table-cell table:style-name="ce1" office:value-type="float" office:value="0.0074" calcext:value-type="float">
            <text:p>0.0074</text:p>
          </table:table-cell>
        </table:table-row>
        <table:table-row table:style-name="ro2">
          <table:table-cell table:style-name="ce1" office:value-type="string" calcext:value-type="string">
            <text:p><text:s text:c="2"/>as</text:p>
          </table:table-cell>
          <table:table-cell table:style-name="ce1" office:value-type="float" office:value="583" calcext:value-type="float">
            <text:p>583</text:p>
          </table:table-cell>
          <table:table-cell table:style-name="ce2" table:formula="of:=[.B35]/[.B57]" office:value-type="float" office:value="0.0072524164354933" calcext:value-type="float">
            <text:p>0.0073</text:p>
          </table:table-cell>
          <table:table-cell table:style-name="ce4" office:value-type="float" office:value="0.0064" calcext:value-type="float">
            <text:p>0.0064</text:p>
          </table:table-cell>
          <table:table-cell/>
          <table:table-cell table:style-name="ce1" office:value-type="string" calcext:value-type="string">
            <text:p><text:s text:c="2"/>but</text:p>
          </table:table-cell>
          <table:table-cell table:style-name="ce1" office:value-type="float" office:value="574" calcext:value-type="float">
            <text:p>574</text:p>
          </table:table-cell>
          <table:table-cell table:style-name="ce2" table:formula="of:=[.G35]/[.G57]" office:value-type="float" office:value="0.00630873220860581" calcext:value-type="float">
            <text:p>0.0063</text:p>
          </table:table-cell>
          <table:table-cell/>
          <table:table-cell table:style-name="ce1" office:value-type="float" office:value="0.0071" calcext:value-type="float">
            <text:p>0.0071</text:p>
          </table:table-cell>
        </table:table-row>
        <table:table-row table:style-name="ro2">
          <table:table-cell table:style-name="ce1" office:value-type="string" calcext:value-type="string">
            <text:p>film</text:p>
          </table:table-cell>
          <table:table-cell table:style-name="ce1" office:value-type="float" office:value="566" calcext:value-type="float">
            <text:p>566</text:p>
          </table:table-cell>
          <table:table-cell table:style-name="ce2" table:formula="of:=[.B36]/[.B57]" office:value-type="float" office:value="0.00704093945538458" calcext:value-type="float">
            <text:p>0.0070</text:p>
          </table:table-cell>
          <table:table-cell table:style-name="ce4" office:value-type="float" office:value="0.0062" calcext:value-type="float">
            <text:p>0.0062</text:p>
          </table:table-cell>
          <table:table-cell/>
          <table:table-cell table:style-name="ce1" office:value-type="string" calcext:value-type="string">
            <text:p><text:s/>this</text:p>
          </table:table-cell>
          <table:table-cell table:style-name="ce1" office:value-type="float" office:value="552" calcext:value-type="float">
            <text:p>552</text:p>
          </table:table-cell>
          <table:table-cell table:style-name="ce2" table:formula="of:=[.G36]/[.G57]" office:value-type="float" office:value="0.00606693411001814" calcext:value-type="float">
            <text:p>0.0061</text:p>
          </table:table-cell>
          <table:table-cell/>
          <table:table-cell table:style-name="ce1" office:value-type="float" office:value="0.0069" calcext:value-type="float">
            <text:p>0.0069</text:p>
          </table:table-cell>
        </table:table-row>
        <table:table-row table:style-name="ro2">
          <table:table-cell table:style-name="ce1" office:value-type="string" calcext:value-type="string">
            <text:p><text:s/>but</text:p>
          </table:table-cell>
          <table:table-cell table:style-name="ce1" office:value-type="float" office:value="551" calcext:value-type="float">
            <text:p>551</text:p>
          </table:table-cell>
          <table:table-cell table:style-name="ce2" table:formula="of:=[.B37]/[.B59]" office:value-type="float" office:value="0.00685434211999453" calcext:value-type="float">
            <text:p>0.0069</text:p>
          </table:table-cell>
          <table:table-cell table:style-name="ce4" office:value-type="float" office:value="0.0061" calcext:value-type="float">
            <text:p>0.0061</text:p>
          </table:table-cell>
          <table:table-cell/>
          <table:table-cell table:style-name="ce1" office:value-type="string" calcext:value-type="string">
            <text:p>movie</text:p>
          </table:table-cell>
          <table:table-cell table:style-name="ce1" office:value-type="float" office:value="541" calcext:value-type="float">
            <text:p>541</text:p>
          </table:table-cell>
          <table:table-cell table:style-name="ce2" table:formula="of:=[.G37]/[.G59]" office:value-type="float" office:value="0.0059460350607243" calcext:value-type="float">
            <text:p>0.0059</text:p>
          </table:table-cell>
          <table:table-cell/>
          <table:table-cell table:style-name="ce1" office:value-type="float" office:value="0.0067" calcext:value-type="float">
            <text:p>0.0067</text:p>
          </table:table-cell>
        </table:table-row>
        <table:table-row table:style-name="ro2">
          <table:table-cell table:style-name="ce1" office:value-type="string" calcext:value-type="string">
            <text:p><text:s text:c="2"/>an</text:p>
          </table:table-cell>
          <table:table-cell table:style-name="ce1" office:value-type="float" office:value="499" calcext:value-type="float">
            <text:p>499</text:p>
          </table:table-cell>
          <table:table-cell table:style-name="ce2" table:formula="of:=[.B38]/[.B59]" office:value-type="float" office:value="0.00620747135730902" calcext:value-type="float">
            <text:p>0.0062</text:p>
          </table:table-cell>
          <table:table-cell table:style-name="ce4" office:value-type="float" office:value="0.0055" calcext:value-type="float">
            <text:p>0.0055</text:p>
          </table:table-cell>
          <table:table-cell/>
          <table:table-cell table:style-name="ce1" office:value-type="string" calcext:value-type="string">
            <text:p><text:s text:c="2"/>for</text:p>
          </table:table-cell>
          <table:table-cell table:style-name="ce1" office:value-type="float" office:value="495" calcext:value-type="float">
            <text:p>495</text:p>
          </table:table-cell>
          <table:table-cell table:style-name="ce2" table:formula="of:=[.G38]/[.G59]" office:value-type="float" office:value="0.00544045721822278" calcext:value-type="float">
            <text:p>0.0054</text:p>
          </table:table-cell>
          <table:table-cell/>
          <table:table-cell table:style-name="ce1" office:value-type="float" office:value="0.0062" calcext:value-type="float">
            <text:p>0.0062</text:p>
          </table:table-cell>
        </table:table-row>
        <table:table-row table:style-name="ro2">
          <table:table-cell table:style-name="ce1" office:value-type="string" calcext:value-type="string">
            <text:p><text:s/>its</text:p>
          </table:table-cell>
          <table:table-cell table:style-name="ce1" office:value-type="float" office:value="478" calcext:value-type="float">
            <text:p>478</text:p>
          </table:table-cell>
          <table:table-cell table:style-name="ce2" table:formula="of:=[.B39]/[.B61]" office:value-type="float" office:value="0.00594623508776295" calcext:value-type="float">
            <text:p>0.0059</text:p>
          </table:table-cell>
          <table:table-cell table:style-name="ce4" office:value-type="float" office:value="0.0053" calcext:value-type="float">
            <text:p>0.0053</text:p>
          </table:table-cell>
          <table:table-cell/>
          <table:table-cell table:style-name="ce1" office:value-type="string" calcext:value-type="string">
            <text:p><text:s/>with</text:p>
          </table:table-cell>
          <table:table-cell table:style-name="ce1" office:value-type="float" office:value="479" calcext:value-type="float">
            <text:p>479</text:p>
          </table:table-cell>
          <table:table-cell table:style-name="ce2" table:formula="of:=[.G39]/[.G61]" office:value-type="float" office:value="0.00526460405561356" calcext:value-type="float">
            <text:p>0.0053</text:p>
          </table:table-cell>
          <table:table-cell/>
          <table:table-cell table:style-name="ce1" office:value-type="float" office:value="0.006" calcext:value-type="float">
            <text:p>0.006</text:p>
          </table:table-cell>
        </table:table-row>
        <table:table-row table:style-name="ro2">
          <table:table-cell table:style-name="ce1" office:value-type="string" calcext:value-type="string">
            <text:p>this</text:p>
          </table:table-cell>
          <table:table-cell table:style-name="ce1" office:value-type="float" office:value="461" calcext:value-type="float">
            <text:p>461</text:p>
          </table:table-cell>
          <table:table-cell table:style-name="ce2" table:formula="of:=[.B40]/[.B61]" office:value-type="float" office:value="0.00573475810765422" calcext:value-type="float">
            <text:p>0.0057</text:p>
          </table:table-cell>
          <table:table-cell table:style-name="ce4" office:value-type="float" office:value="0.0051" calcext:value-type="float">
            <text:p>0.0051</text:p>
          </table:table-cell>
          <table:table-cell/>
          <table:table-cell table:style-name="ce1" office:value-type="string" calcext:value-type="string">
            <text:p><text:s/>film</text:p>
          </table:table-cell>
          <table:table-cell table:style-name="ce1" office:value-type="float" office:value="444" calcext:value-type="float">
            <text:p>444</text:p>
          </table:table-cell>
          <table:table-cell table:style-name="ce2" table:formula="of:=[.G40]/[.G61]" office:value-type="float" office:value="0.00487992526240589" calcext:value-type="float">
            <text:p>0.0049</text:p>
          </table:table-cell>
          <table:table-cell/>
          <table:table-cell table:style-name="ce1" office:value-type="float" office:value="0.0055" calcext:value-type="float">
            <text:p>0.0055</text:p>
          </table:table-cell>
        </table:table-row>
        <table:table-row table:style-name="ro2"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style-name="ce2" table:formula="of:=[.G41]/[.G62]" office:value-type="float" office:value="0.0000219816453261527" calcext:value-type="float">
            <text:p>0.0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" table:formula="of:=[.G42]/[.G63]" office:value-type="float" office:value="0.0000109908226630763" calcext:value-type="float">
            <text:p>0.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:</text:p>
          </table:table-cell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87" calcext:value-type="float">
            <text:p>80387</text:p>
          </table:table-cell>
          <table:table-cell table:number-columns-repeated="4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0985" calcext:value-type="float">
            <text:p>9098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0985" calcext:value-type="float">
            <text:p>909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" svg:font-family="HelveticaNeue"/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0000-00-00T21:09:31.8422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8:07:40.668920000</meta:creation-date>
    <dc:date>2015-10-16T14:47:55.473991000</dc:date>
    <meta:editing-duration>PT20H59M</meta:editing-duration>
    <meta:editing-cycles>10</meta:editing-cycles>
    <meta:generator>LibreOffice/4.1.4.2$MacOSX_x86 LibreOffice_project/0a0440ccc0227ad9829de5f46be37cfb6edcf72</meta:generator>
    <meta:document-statistic meta:table-count="2" meta:cell-count="5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2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7cm" svg:y="4.203cm" style:legend-expansion="high" chart:style-name="ch2"/>
        <chart:plot-area chart:style-name="ch3" table:cell-range-address="Sheet1.E69:Sheet1.F71 Sheet1.F68:Sheet1.F68" chart:data-source-has-labels="row" svg:x="0.77cm" svg:y="0.855cm" svg:width="11.797cm" svg:height="7.545cm">
          <chartooo:coordinate-region svg:x="1.703cm" svg:y="1.052cm" svg:width="10.76cm" svg:height="6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69:Sheet1.F71" chart:label-cell-address="Sheet1.F68:Sheet1.F68" chart:class="chart:scatter">
            <chart:domain table:cell-range-address="Sheet1.E69:Sheet1.E71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ccuracy</text:p>
                <draw:g>
                  <svg:desc>Sheet1.F68:Sheet1.F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69:Sheet1.E71</svg:desc>
                </draw:g>
              </table:table-cell>
              <table:table-cell office:value-type="float" office:value="0.7730256987432">
                <text:p>0.7730256987432</text:p>
                <draw:g>
                  <svg:desc>Sheet1.F69:Sheet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27537047458263">
                <text:p>0.727537047458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70136934909023">
                <text:p>0.670136934909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2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origin="0" chart:interval-major="0.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9cm" svg:y="3.71cm" style:legend-expansion="high" chart:style-name="ch2"/>
        <chart:plot-area chart:style-name="ch3" table:cell-range-address="Sheet1.J69:Sheet1.J71 Sheet1.L68:Sheet1.L71 Sheet1.N68:Sheet1.N71 Sheet1.P68:Sheet1.P71" chart:data-source-has-labels="row" svg:x="0.77cm" svg:y="0.855cm" svg:width="10.979cm" svg:height="7.545cm">
          <chartooo:coordinate-region svg:x="1.703cm" svg:y="1.052cm" svg:width="9.942cm" svg:height="6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9:Sheet1.L71" chart:label-cell-address="Sheet1.L68:Sheet1.L68" chart:class="chart:scatter">
            <chart:domain table:cell-range-address="Sheet1.J69:Sheet1.J71"/>
            <chart:data-point chart:repeated="3"/>
          </chart:series>
          <chart:series chart:style-name="ch8" chart:values-cell-range-address="Sheet1.N69:Sheet1.N71" chart:label-cell-address="Sheet1.N68:Sheet1.N68" chart:class="chart:scatter">
            <chart:data-point chart:repeated="3"/>
          </chart:series>
          <chart:series chart:style-name="ch9" chart:values-cell-range-address="Sheet1.P69:Sheet1.P71" chart:label-cell-address="Sheet1.P68:Sheet1.P68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recision(pos)</text:p>
                <draw:g>
                  <svg:desc>Sheet1.L68:Sheet1.L68</svg:desc>
                </draw:g>
              </table:table-cell>
              <table:table-cell office:value-type="string">
                <text:p>Recall(pos)</text:p>
                <draw:g>
                  <svg:desc>Sheet1.N68:Sheet1.N68</svg:desc>
                </draw:g>
              </table:table-cell>
              <table:table-cell office:value-type="string">
                <text:p>F1 score (pos)</text:p>
                <draw:g>
                  <svg:desc>Sheet1.P68:Sheet1.P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69:Sheet1.J71</svg:desc>
                </draw:g>
              </table:table-cell>
              <table:table-cell office:value-type="float" office:value="0.776173990199725">
                <text:p>0.776173990199725</text:p>
                <draw:g>
                  <svg:desc>Sheet1.L69:Sheet1.L71</svg:desc>
                </draw:g>
              </table:table-cell>
              <table:table-cell office:value-type="float" office:value="0.767398236728569">
                <text:p>0.767398236728569</text:p>
                <draw:g>
                  <svg:desc>Sheet1.N69:Sheet1.N71</svg:desc>
                </draw:g>
              </table:table-cell>
              <table:table-cell office:value-type="float" office:value="0.77175626505983">
                <text:p>0.77175626505983</text:p>
                <draw:g>
                  <svg:desc>Sheet1.P69:Sheet1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04676675070582">
                <text:p>0.704676675070582</text:p>
              </table:table-cell>
              <table:table-cell office:value-type="float" office:value="0.783530294503845">
                <text:p>0.783530294503845</text:p>
              </table:table-cell>
              <table:table-cell office:value-type="float" office:value="0.741933594999199">
                <text:p>0.741933594999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8590707105917">
                <text:p>0.638590707105917</text:p>
              </table:table-cell>
              <table:table-cell office:value-type="float" office:value="0.784093040705309">
                <text:p>0.784093040705309</text:p>
              </table:table-cell>
              <table:table-cell office:value-type="float" office:value="0.703797594994803">
                <text:p>0.703797594994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2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interval-major="0.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5cm" svg:y="3.71cm" style:legend-expansion="high" chart:style-name="ch2"/>
        <chart:plot-area chart:style-name="ch3" table:cell-range-address="Sheet1.R69:Sheet1.R71 Sheet1.T68:Sheet1.T71 Sheet1.V68:Sheet1.V71 Sheet1.X68:Sheet1.X71" chart:data-source-has-labels="row" svg:x="0.77cm" svg:y="0.855cm" svg:width="10.945cm" svg:height="7.545cm">
          <chartooo:coordinate-region svg:x="1.703cm" svg:y="1.052cm" svg:width="9.908cm" svg:height="6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9:Sheet1.T71" chart:label-cell-address="Sheet1.T68:Sheet1.T68" chart:class="chart:scatter">
            <chart:domain table:cell-range-address="Sheet1.R69:Sheet1.R71"/>
            <chart:data-point chart:repeated="3"/>
          </chart:series>
          <chart:series chart:style-name="ch8" chart:values-cell-range-address="Sheet1.V69:Sheet1.V71" chart:label-cell-address="Sheet1.V68:Sheet1.V68" chart:class="chart:scatter">
            <chart:data-point chart:repeated="3"/>
          </chart:series>
          <chart:series chart:style-name="ch9" chart:values-cell-range-address="Sheet1.X69:Sheet1.X71" chart:label-cell-address="Sheet1.X68:Sheet1.X68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Precision(neg)</text:p>
                <draw:g>
                  <svg:desc>Sheet1.T68:Sheet1.T68</svg:desc>
                </draw:g>
              </table:table-cell>
              <table:table-cell office:value-type="string">
                <text:p>Recall(neg)</text:p>
                <draw:g>
                  <svg:desc>Sheet1.V68:Sheet1.V68</svg:desc>
                </draw:g>
              </table:table-cell>
              <table:table-cell office:value-type="string">
                <text:p>F1 score (neg)</text:p>
                <draw:g>
                  <svg:desc>Sheet1.X68:Sheet1.X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69:Sheet1.R71</svg:desc>
                </draw:g>
              </table:table-cell>
              <table:table-cell office:value-type="float" office:value="0.76996168890723">
                <text:p>0.76996168890723</text:p>
                <draw:g>
                  <svg:desc>Sheet1.T69:Sheet1.T71</svg:desc>
                </draw:g>
              </table:table-cell>
              <table:table-cell office:value-type="float" office:value="0.778653160757832">
                <text:p>0.778653160757832</text:p>
                <draw:g>
                  <svg:desc>Sheet1.V69:Sheet1.V71</svg:desc>
                </draw:g>
              </table:table-cell>
              <table:table-cell office:value-type="float" office:value="0.774278352745555">
                <text:p>0.774278352745555</text:p>
                <draw:g>
                  <svg:desc>Sheet1.X69:Sheet1.X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56459453504728">
                <text:p>0.756459453504728</text:p>
              </table:table-cell>
              <table:table-cell office:value-type="float" office:value="0.67154380041268">
                <text:p>0.67154380041268</text:p>
              </table:table-cell>
              <table:table-cell office:value-type="float" office:value="0.71135672588814">
                <text:p>0.71135672588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20827997984052">
                <text:p>0.720827997984052</text:p>
              </table:table-cell>
              <table:table-cell office:value-type="float" office:value="0.556180829112737">
                <text:p>0.556180829112737</text:p>
              </table:table-cell>
              <table:table-cell office:value-type="float" office:value="0.627657452039343">
                <text:p>0.6276574520393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